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ans-serif" svg:font-family="sans-serif"/>
    <style:font-face style:name="ＭＳ 明朝" svg:font-family="'ＭＳ 明朝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ingdings1" svg:font-family="Wingdings" style:font-family-generic="system" style:font-pitch="variable"/>
    <style:font-face style:name="ＭＳ 明朝1" svg:font-family="'ＭＳ 明朝'" style:font-family-generic="system" style:font-pitch="variable"/>
  </office:font-face-decls>
  <office:automatic-styles>
    <style:style style:name="P1" style:family="paragraph" style:parent-style-name="List_20_Paragraph">
      <style:paragraph-properties fo:margin-top="0cm" fo:margin-bottom="0.3cm" loext:contextual-spacing="false" fo:line-height="0.423cm" fo:text-align="start" style:justify-single-word="false" fo:orphans="2" fo:widows="2"/>
      <style:text-properties fo:font-size="12pt" officeooo:rsid="00183e75" officeooo:paragraph-rsid="00183e75" style:font-size-asian="12pt" style:font-size-complex="12pt"/>
    </style:style>
    <style:style style:name="P2" style:family="paragraph" style:parent-style-name="List_20_Paragraph">
      <style:paragraph-properties fo:margin-left="0cm" fo:margin-right="0cm" fo:margin-top="0cm" fo:margin-bottom="0.3cm" loext:contextual-spacing="false" fo:line-height="0.423cm" fo:text-align="start" style:justify-single-word="false" fo:orphans="2" fo:widows="2" fo:text-indent="0cm" style:auto-text-indent="false"/>
      <style:text-properties fo:font-size="12pt" officeooo:rsid="00183e75" officeooo:paragraph-rsid="00183e75" style:font-size-asian="12pt" style:font-size-complex="12pt"/>
    </style:style>
    <style:style style:name="P3" style:family="paragraph" style:parent-style-name="Standard">
      <style:text-properties officeooo:rsid="00183e75" officeooo:paragraph-rsid="00183e75"/>
    </style:style>
    <style:style style:name="P4" style:family="paragraph" style:parent-style-name="Standard">
      <style:text-properties fo:font-size="14pt" style:text-underline-style="solid" style:text-underline-width="auto" style:text-underline-color="font-color" officeooo:rsid="00183e75" officeooo:paragraph-rsid="00183e75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.3cm" loext:contextual-spacing="false" fo:line-height="0.423cm" fo:text-align="start" style:justify-single-word="false" fo:orphans="2" fo:widows="2" fo:text-indent="0cm" style:auto-text-indent="false"/>
      <style:text-properties style:font-name="Times New Roman" fo:font-size="14pt" fo:language="en" fo:country="GB" style:text-underline-style="solid" style:text-underline-width="auto" style:text-underline-color="font-color" officeooo:rsid="00183e75" officeooo:paragraph-rsid="00183e75" style:font-name-asian="ＭＳ 明朝1" style:font-size-asian="14pt" style:font-size-complex="14pt"/>
    </style:style>
    <style:style style:name="P6" style:family="paragraph" style:parent-style-name="Standard" style:list-style-name="WWNum1">
      <style:paragraph-properties fo:margin-top="0cm" fo:margin-bottom="0.3cm" loext:contextual-spacing="false" fo:line-height="0.423cm" fo:text-align="start" style:justify-single-word="false" fo:orphans="2" fo:widows="2"/>
      <style:text-properties style:font-name="Times New Roman" fo:font-size="12pt" fo:font-style="italic" officeooo:paragraph-rsid="0019d46b" style:font-size-asian="12pt" style:font-style-asian="italic" style:font-size-complex="12pt" style:font-style-complex="italic"/>
    </style:style>
    <style:style style:name="P7" style:family="paragraph" style:parent-style-name="List_20_Paragraph" style:list-style-name="WWNum1">
      <style:paragraph-properties fo:margin-top="0cm" fo:margin-bottom="0.3cm" loext:contextual-spacing="false" fo:text-align="start" style:justify-single-word="false" fo:orphans="2" fo:widows="2"/>
      <style:text-properties fo:font-size="12pt" officeooo:paragraph-rsid="00183e75" style:font-size-asian="12pt" style:font-size-complex="12pt"/>
    </style:style>
    <style:style style:name="P8" style:family="paragraph" style:parent-style-name="List_20_Paragraph" style:list-style-name="WWNum1">
      <style:paragraph-properties fo:margin-top="0cm" fo:margin-bottom="0.3cm" loext:contextual-spacing="false" fo:line-height="0.423cm" fo:text-align="start" style:justify-single-word="false" fo:orphans="2" fo:widows="2"/>
      <style:text-properties fo:font-size="12pt" officeooo:paragraph-rsid="00183e75" style:font-size-asian="12pt" style:font-size-complex="12pt"/>
    </style:style>
    <style:style style:name="P9" style:family="paragraph" style:parent-style-name="List_20_Paragraph" style:list-style-name="WWNum1">
      <style:paragraph-properties fo:margin-top="0cm" fo:margin-bottom="0.3cm" loext:contextual-spacing="false" fo:line-height="0.423cm" fo:text-align="start" style:justify-single-word="false" fo:orphans="2" fo:widows="2"/>
      <style:text-properties fo:font-size="12pt" officeooo:rsid="00183e75" officeooo:paragraph-rsid="00183e75" style:font-size-asian="12pt" style:font-size-complex="12pt"/>
    </style:style>
    <style:style style:name="P10" style:family="paragraph" style:parent-style-name="List_20_Paragraph" style:list-style-name="WWNum1">
      <style:paragraph-properties fo:margin-top="0cm" fo:margin-bottom="0.3cm" loext:contextual-spacing="false" fo:line-height="0.423cm" fo:text-align="start" style:justify-single-word="false" fo:orphans="2" fo:widows="2"/>
      <style:text-properties fo:font-size="12pt" officeooo:rsid="00183e75" officeooo:paragraph-rsid="0019d46b" style:font-size-asian="12pt" style:font-size-complex="12pt"/>
    </style:style>
    <style:style style:name="P11" style:family="paragraph" style:parent-style-name="List_20_Paragraph" style:list-style-name="WWNum1">
      <style:paragraph-properties fo:margin-top="0cm" fo:margin-bottom="0.3cm" loext:contextual-spacing="false" fo:line-height="0.423cm" fo:text-align="start" style:justify-single-word="false" fo:orphans="2" fo:widows="2"/>
      <style:text-properties style:font-name="Times New Roman" fo:font-size="12pt" fo:font-style="italic" officeooo:rsid="00183e75" officeooo:paragraph-rsid="0019d46b" style:font-size-asian="12pt" style:font-style-asian="italic" style:font-size-complex="12pt" style:font-style-complex="italic"/>
    </style:style>
    <style:style style:name="P12" style:family="paragraph" style:parent-style-name="List_20_Paragraph" style:list-style-name="WWNum1">
      <style:paragraph-properties fo:margin-top="0cm" fo:margin-bottom="0.3cm" loext:contextual-spacing="true" fo:line-height="0.423cm" fo:text-align="start" style:justify-single-word="false" fo:orphans="2" fo:widows="2"/>
      <style:text-properties fo:font-size="12pt" style:text-underline-style="none" officeooo:rsid="00183e75" officeooo:paragraph-rsid="00183e75" style:font-size-asian="12pt" style:font-size-complex="12pt"/>
    </style:style>
    <style:style style:name="P13" style:family="paragraph" style:parent-style-name="List_20_Paragraph" style:list-style-name="WWNum1">
      <style:paragraph-properties fo:margin-top="0cm" fo:margin-bottom="0.3cm" loext:contextual-spacing="true" fo:line-height="0.423cm" fo:text-align="start" style:justify-single-word="false" fo:orphans="2" fo:widows="2"/>
      <style:text-properties style:font-name="Times New Roman" fo:font-size="12pt" fo:language="en" fo:country="GB" style:text-underline-style="none" officeooo:rsid="00183e75" officeooo:paragraph-rsid="00183e75" style:font-name-asian="ＭＳ 明朝1" style:font-size-asian="12pt" style:font-size-complex="12pt"/>
    </style:style>
    <style:style style:name="T1" style:family="text">
      <style:text-properties style:font-name="Times New Roman" fo:language="en" fo:country="GB" fo:font-style="italic" style:font-name-asian="ＭＳ 明朝1" style:font-style-asian="italic"/>
    </style:style>
    <style:style style:name="T2" style:family="text">
      <style:text-properties style:font-name="Times New Roman" fo:language="en" fo:country="GB" fo:font-style="italic" style:text-underline-style="solid" style:text-underline-width="auto" style:text-underline-color="font-color" style:font-name-asian="ＭＳ 明朝1" style:font-style-asian="italic"/>
    </style:style>
    <style:style style:name="T3" style:family="text">
      <style:text-properties style:font-name="Times New Roman" fo:language="en" fo:country="GB" style:font-name-asian="ＭＳ 明朝1"/>
    </style:style>
    <style:style style:name="T4" style:family="text">
      <style:text-properties style:font-name="Times New Roman" fo:language="en" fo:country="GB" style:font-name-asian="ＭＳ 明朝1" style:font-size-asian="12pt" style:font-size-complex="12pt"/>
    </style:style>
    <style:style style:name="T5" style:family="text">
      <style:text-properties style:font-name="Times New Roman" fo:language="en" fo:country="GB" style:font-name-asian="ＭＳ 明朝1" style:font-style-complex="normal"/>
    </style:style>
    <style:style style:name="T6" style:family="text">
      <style:text-properties style:font-name="Times New Roman" fo:language="en" fo:country="GB" style:text-underline-style="solid" style:text-underline-width="auto" style:text-underline-color="font-color" style:font-name-asian="ＭＳ 明朝1"/>
    </style:style>
    <style:style style:name="T7" style:family="text">
      <style:text-properties style:font-name="Times New Roman" fo:language="en" fo:country="GB" fo:font-style="normal" style:text-underline-style="solid" style:text-underline-width="auto" style:text-underline-color="font-color" style:font-name-asian="ＭＳ 明朝1" style:font-style-asian="normal" style:font-style-complex="normal"/>
    </style:style>
    <style:style style:name="T8" style:family="text">
      <style:text-properties style:font-name="Times New Roman" fo:language="en" fo:country="GB" fo:font-style="normal" style:text-underline-style="solid" style:text-underline-width="auto" style:text-underline-color="font-color" officeooo:rsid="00183e75" style:font-name-asian="ＭＳ 明朝1" style:font-style-asian="normal" style:font-style-complex="normal"/>
    </style:style>
    <style:style style:name="T9" style:family="text">
      <style:text-properties style:font-name="Times New Roman" fo:language="en" fo:country="GB" fo:font-style="normal" style:font-name-asian="ＭＳ 明朝1" style:font-style-asian="normal" style:font-style-complex="normal"/>
    </style:style>
    <style:style style:name="T10" style:family="text">
      <style:text-properties style:font-name="Times New Roman" fo:language="en" fo:country="GB" fo:font-style="normal" officeooo:rsid="00183e75" style:font-name-asian="ＭＳ 明朝1" style:font-style-asian="normal" style:font-style-complex="normal"/>
    </style:style>
    <style:style style:name="T11" style:family="text">
      <style:text-properties style:font-name="Times New Roman" fo:language="en" fo:country="GB" fo:font-style="normal" officeooo:rsid="0019d46b" style:font-name-asian="ＭＳ 明朝1" style:font-style-asian="normal" style:font-style-complex="normal"/>
    </style:style>
    <style:style style:name="T12" style:family="text">
      <style:text-properties style:font-name="Times New Roman" fo:language="en" fo:country="GB" fo:font-style="normal" style:text-underline-style="none" style:font-name-asian="ＭＳ 明朝1" style:font-style-asian="normal" style:font-style-complex="normal"/>
    </style:style>
    <style:style style:name="T13" style:family="text">
      <style:text-properties style:font-name="Times New Roman" fo:language="en" fo:country="GB" fo:font-style="normal" style:text-underline-style="none" officeooo:rsid="00183e75" style:font-name-asian="ＭＳ 明朝1" style:font-style-asian="normal" style:font-style-complex="normal"/>
    </style:style>
    <style:style style:name="T14" style:family="text">
      <style:text-properties style:font-name="Times New Roman" style:font-name-asian="ＭＳ 明朝1"/>
    </style:style>
    <style:style style:name="T15" style:family="text">
      <style:text-properties style:font-name="sans-serif"/>
    </style:style>
    <style:style style:name="T16" style:family="text">
      <style:text-properties fo:language="en" fo:country="GB" style:font-name-asian="ＭＳ 明朝1"/>
    </style:style>
    <style:style style:name="T17" style:family="text">
      <style:text-properties fo:language="en" fo:country="GB" style:font-name-asian="ＭＳ 明朝1" style:font-size-asian="12pt" style:font-size-complex="12pt"/>
    </style:style>
    <style:style style:name="T18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ternational conferences:</text:p>
      <text:p text:style-name="P3"/>
      <text:list xml:id="list697492540659878679" text:style-name="WWNum1">
        <text:list-item>
          <text:p text:style-name="P7"><text:span text:style-name="T1">Strain induced coherent dynamics of coupled carriers and Mn spins in a charged Mn doped quantum dot</text:span><text:span text:style-name="T3">, </text:span><text:span text:style-name="T6">A. Lafuente-Sampietro</text:span><text:span text:style-name="T14">, H. Boukari, and L. Besombes</text:span><text:span text:style-name="T3">, II-VI conference 2015 (oral presentation)</text:span></text:p>
        </text:list-item>
        <text:list-item>
          <text:p text:style-name="P8"><text:bookmark-start text:name="__DdeLink__859_2090394436"/><text:span text:style-name="T1">Optical probing of the spin of a single Cr2+ ion in a quantum dot</text:span><text:span text:style-name="T3">, </text:span><text:span text:style-name="T6">A. Lafuente-Sampietro</text:span><text:span text:style-name="T3">, H. Boukari, L. Besombes, F. Nakazawa, H. Utsumi, S. Kuroda, II-VI conference 2015 </text:span><text:bookmark-end text:name="__DdeLink__859_2090394436"/><text:span text:style-name="T3">(poster presentation)</text:span></text:p>
        </text:list-item>
        <text:list-item>
          <text:p text:style-name="P6"><text:span text:style-name="T16">Individual Cr atom in a semiconductor quantum </text:span>dot-optical addressability and spin-strain coupling<text:span text:style-name="T18">, </text:span><text:span text:style-name="T13">A. Lafuente-Sampietro</text:span><text:span text:style-name="T10">, </text:span><text:span text:style-name="T8">H. Boukari</text:span><text:span text:style-name="T10">, L. Besombes, F. Nakazawa, H. Utsumi, S. Kuroda, </text:span><text:span text:style-name="T11">ICPS 2016</text:span><text:span text:style-name="T10"> (</text:span><text:span text:style-name="T11">oral</text:span><text:span text:style-name="T10"> presentation)</text:span></text:p>
        </text:list-item>
        <text:list-item>
          <text:p text:style-name="P11"><text:span text:style-name="T5">Strain induced coherent dynamics of coupled carriers and Mn spins in a charged Mn doped quantum dot, </text:span><text:span text:style-name="T12">A. Lafuente-Sampietro,</text:span><text:span text:style-name="T9"> </text:span><text:span text:style-name="T7">H. Boukari</text:span><text:span text:style-name="T9">, and L. Besombes, </text:span><text:span text:style-name="T11">ICPS 2016</text:span><text:span text:style-name="T9"> (poster presentation)</text:span></text:p>
        </text:list-item>
        <text:list-item>
          <text:p text:style-name="P6"><text:span text:style-name="T16">Individual Cr atom in a semiconductor quantum </text:span>dot-optical addressability and spin-strain coupling<text:span text:style-name="T18">, </text:span><text:span text:style-name="T13">A. Lafuente-Sampietro</text:span><text:span text:style-name="T10">, </text:span><text:span text:style-name="T13">H. Boukari</text:span><text:span text:style-name="T10">, </text:span><text:span text:style-name="T8">L. Besombes</text:span><text:span text:style-name="T10">, F. Nakazawa, H. Utsumi, S. Kuroda, </text:span><text:span text:style-name="T11">QD 2016</text:span><text:span text:style-name="T10"> (</text:span><text:span text:style-name="T11">oral</text:span><text:span text:style-name="T10"> presentation)</text:span></text:p>
        </text:list-item>
        <text:list-item>
          <text:p text:style-name="P11"><text:span text:style-name="T3">Strain induced coherent dynamics of coupled carriers and Mn spins in a charged Mn doped quantum dot</text:span><text:span text:style-name="T9">, </text:span><text:span text:style-name="T12">A. Lafuente-Sampietro,</text:span><text:span text:style-name="T9"> </text:span><text:span text:style-name="T12">H. Boukari</text:span><text:span text:style-name="T9">, and </text:span><text:span text:style-name="T7">L. Besombes</text:span><text:span text:style-name="T9">, </text:span><text:span text:style-name="T11">QD 2016</text:span><text:span text:style-name="T9"> (poster presentation)</text:span></text:p>
        </text:list-item>
        <text:list-item>
          <text:p text:style-name="P10"><text:span text:style-name="T1">Strain induced coherent dynamics of coupled carriers and Mn spins in a charged Mn doped quantum dot, </text:span><text:span text:style-name="T7">A. Lafuente-Sampietro</text:span><text:span text:style-name="T9">, H. Boukari, and L. Besombes, PASPS9 (poster presentation)</text:span></text:p>
        </text:list-item>
        <text:list-item>
          <text:p text:style-name="P9"><text:span text:style-name="T1">Optical probing of the spin of a single Cr spin in a semiconductor quantum dot</text:span><text:span text:style-name="T3">, </text:span><text:span text:style-name="T6">A. Lafuente-Sampietro</text:span><text:span text:style-name="T3">, H. Boukari, L. Besombes, F. Nakazawa, H. Utsumi, S. Kuroda, PASPS9 (poster presentation)</text:span></text:p>
        </text:list-item>
      </text:list>
      <text:p text:style-name="P1"/>
      <text:p text:style-name="P2"/>
      <text:p text:style-name="P5">Local conferences:</text:p>
      <text:list xml:id="list122061341570955" text:continue-numbering="true" text:style-name="WWNum1">
        <text:list-item>
          <text:p text:style-name="P12"><text:span text:style-name="T1">Optical probing of the spin of a single Cr2+ ion in a quantum dot</text:span><text:span text:style-name="T3">, </text:span><text:span text:style-name="T6">A. Lafuente-Sampietro</text:span><text:span text:style-name="T3">, H. Boukari, L. Besombes, F. Nakazawa, H. Utsumi, S. Kuroda, Journée Boîte Quantique 2015 (poster presentation)</text:span></text:p>
          <text:p text:style-name="P13"/>
        </text:list-item>
        <text:list-item>
          <text:p text:style-name="P12"><text:span text:style-name="T1">Optical probing of the spin of a single Cr2+ ion in a quantum dot</text:span><text:span text:style-name="T3">, </text:span><text:span text:style-name="T6">A. Lafuente-Sampietro</text:span><text:span text:style-name="T3">, H. Boukari, L. Besombes, F. Nakazawa, H. Utsumi, S. Kuroda, Hybrid Quantum System Conference August 2016 (poster presentation)</text:span></text:p>
          <text:p text:style-name="P13"/>
        </text:list-item>
        <text:list-item>
          <text:p text:style-name="P12"><text:span text:style-name="T1">Optical probing of the spin of a single Cr2+ ion in a quantum dot</text:span><text:span text:style-name="T3">, </text:span><text:span text:style-name="T6">A. Lafuente-Sampietro</text:span><text:span text:style-name="T3">, H. Boukari, L. Besombes, F. Nakazawa, H. Utsumi, S. Kuroda, Hybrid Quantum System Conference March 2017 (poster presentation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ans-serif" svg:font-family="sans-serif"/>
    <style:font-face style:name="ＭＳ 明朝" svg:font-family="'ＭＳ 明朝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ingdings1" svg:font-family="Wingdings" style:font-family-generic="system" style:font-pitch="variable"/>
    <style:font-face style:name="ＭＳ 明朝1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Label_20_4" style:display-name="ListLabel 4" style:family="text">
      <style:text-properties style:font-name-complex="ＭＳ 明朝1" style:font-family-complex="'ＭＳ 明朝'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4" style:num-suffix="※" text:bullet-char="※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ＭＳ 明朝"/>
      </text:list-level-style-bullet>
      <text:list-level-style-bullet text:level="2" text:style-name="ListLabel_20_5" style:num-suffix="" text:bullet-char="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style:font-name="Wingdings"/>
      </text:list-level-style-bullet>
      <text:list-level-style-bullet text:level="3" text:style-name="ListLabel_20_5" style:num-suffix="" text:bullet-char="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style:font-name="Wingdings"/>
      </text:list-level-style-bullet>
      <text:list-level-style-bullet text:level="4" text:style-name="ListLabel_20_5" style:num-suffix="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style:font-name="Wingdings"/>
      </text:list-level-style-bullet>
      <text:list-level-style-bullet text:level="5" text:style-name="ListLabel_20_5" style:num-suffix="" text:bullet-char="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style:font-name="Wingdings"/>
      </text:list-level-style-bullet>
      <text:list-level-style-bullet text:level="6" text:style-name="ListLabel_20_5" style:num-suffix="" text:bullet-char="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style:font-name="Wingdings"/>
      </text:list-level-style-bullet>
      <text:list-level-style-bullet text:level="7" text:style-name="ListLabel_20_5" style:num-suffix="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style:font-name="Wingdings"/>
      </text:list-level-style-bullet>
      <text:list-level-style-bullet text:level="8" text:style-name="ListLabel_20_5" style:num-suffix="" text:bullet-char="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style:font-name="Wingdings"/>
      </text:list-level-style-bullet>
      <text:list-level-style-bullet text:level="9" text:style-name="ListLabel_20_5" style:num-suffix="" text:bullet-char="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05:44:30.921923347</meta:creation-date>
    <dc:date>2017-07-11T12:20:59.772000000</dc:date>
    <meta:editing-duration>PT11M10S</meta:editing-duration>
    <meta:editing-cycles>3</meta:editing-cycles>
    <meta:generator>LibreOffice/4.4.5.2$Windows_x86 LibreOffice_project/a22f674fd25a3b6f45bdebf25400ed2adff0ff99</meta:generator>
    <meta:document-statistic meta:table-count="0" meta:image-count="0" meta:object-count="0" meta:page-count="1" meta:paragraph-count="15" meta:word-count="346" meta:character-count="2233" meta:non-whitespace-character-count="1913"/>
  </office:meta>
</office:document-meta>
</file>